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209in" fo:break-before="auto" style:use-optimal-row-height="false"/>
    </style:style>
    <style:style style:name="ro2" style:family="table-row">
      <style:table-row-properties style:row-height="0.2075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Position du dialogSeekBar + Fenetre chapters, juste à coté</text:p>
          </table:table-cell>
          <table:table-cell office:value-type="string">
            <text:p>ENH</text:p>
          </table:table-cell>
        </table:table-row>
        <table:table-row table:style-name="ro1">
          <table:table-cell office:value-type="string">
            <text:p>Extended Info pour les films : Director + Page Film / Acteur sur le onClick</text:p>
          </table:table-cell>
          <table:table-cell office:value-type="string">
            <text:p>FEAT</text:p>
          </table:table-cell>
        </table:table-row>
        <table:table-row table:style-name="ro1">
          <table:table-cell office:value-type="string">
            <text:p>Rechercher les info pour un Album qui n'est pas dans la DB locale</text:p>
          </table:table-cell>
          <table:table-cell office:value-type="string">
            <text:p>FEAT</text:p>
          </table:table-cell>
        </table:table-row>
        <table:table-row table:style-name="ro1">
          <table:table-cell office:value-type="string">
            <text:p>Mode hors connexion pour les extra info des films, utiliser info locale ou afficher une erreur</text:p>
          </table:table-cell>
          <table:table-cell office:value-type="string">
            <text:p>ENH</text:p>
          </table:table-cell>
        </table:table-row>
        <table:table-row table:style-name="ro1">
          <table:table-cell office:value-type="string">
            <text:p>Sauver le chemin Artist/Album/Songs quand l'appli est shutdown pour le restaurer après</text:p>
          </table:table-cell>
          <table:table-cell office:value-type="string">
            <text:p>ENH</text:p>
          </table:table-cell>
        </table:table-row>
        <table:table-row table:style-name="ro1">
          <table:table-cell office:value-type="string">
            <text:p>Fetch de toutes les info (ne marche pas bien pour la musique, vérifier pour les films)</text:p>
          </table:table-cell>
          <table:table-cell office:value-type="string">
            <text:p>FEAT</text:p>
          </table:table-cell>
        </table:table-row>
        <table:table-row table:style-name="ro1">
          <table:table-cell office:value-type="string">
            <text:p>Fix des Metadata Film</text:p>
          </table:table-cell>
          <table:table-cell office:value-type="string">
            <text:p>FEAT</text:p>
          </table:table-cell>
        </table:table-row>
        <table:table-row table:style-name="ro1">
          <table:table-cell office:value-type="string">
            <text:p>Fix des Metadata Artist</text:p>
          </table:table-cell>
          <table:table-cell office:value-type="string">
            <text:p>FEAT</text:p>
          </table:table-cell>
        </table:table-row>
        <table:table-row table:style-name="ro1">
          <table:table-cell office:value-type="string">
            <text:p>Fix des Metadata Album</text:p>
          </table:table-cell>
          <table:table-cell office:value-type="string">
            <text:p>FEAT</text:p>
          </table:table-cell>
        </table:table-row>
        <table:table-row table:style-name="ro1">
          <table:table-cell office:value-type="string">
            <text:p>Gestion des sources Add</text:p>
          </table:table-cell>
          <table:table-cell office:value-type="string">
            <text:p>FEAT</text:p>
          </table:table-cell>
        </table:table-row>
        <table:table-row table:style-name="ro1">
          <table:table-cell office:value-type="string">
            <text:p>Gestion des sources Remove &amp; Clean DB</text:p>
          </table:table-cell>
          <table:table-cell office:value-type="string">
            <text:p>FEAT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office:value-type="string">
            <text:p>Intégration de Twitch.TV</text:p>
          </table:table-cell>
          <table:table-cell office:value-type="string">
            <text:p>FEAT</text:p>
          </table:table-cell>
        </table:table-row>
        <table:table-row table:style-name="ro3">
          <table:table-cell office:value-type="string">
            <text:p>Fix de la progress bar qui donne souvent une info bidon</text:p>
          </table:table-cell>
          <table:table-cell office:value-type="string">
            <text:p>ENH</text:p>
          </table:table-cell>
        </table:table-row>
        <table:table-row table:style-name="ro3">
          <table:table-cell office:value-type="string">
            <text:p>Pb du visaliser qui ne démarre pas assez vite quand on lance la musique depuis le DialogAlbumInfo, c'est moche</text:p>
          </table:table-cell>
          <table:table-cell office:value-type="string">
            <text:p>ENH</text:p>
          </table:table-cell>
        </table:table-row>
        <table:table-row table:style-name="ro3">
          <table:table-cell office:value-type="string">
            <text:p>Utiliser Milkdrop sous windows et projectM sous linux</text:p>
          </table:table-cell>
          <table:table-cell office:value-type="string">
            <text:p>FEA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Bureau</meta:initial-creator>
    <meta:creation-date>2015-11-12T08:00:33.081401533</meta:creation-date>
    <dc:date>2015-12-06T17:18:52</dc:date>
    <dc:creator>Pierre Bureau</dc:creator>
    <meta:editing-duration>PT20M44S</meta:editing-duration>
    <meta:editing-cycles>5</meta:editing-cycles>
    <meta:generator>LibreOffice/3.5$Linux_x86 LibreOffice_project/350m1$Build-2</meta:generator>
    <meta:document-statistic meta:table-count="1" meta:cell-count="30" meta:object-count="0"/>
  </office:meta>
</office:document-meta>
</file>